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4: JavaScript</text:h>
      <text:h text:style-name="P2" text:outline-level="4">4.1. Основы JavaScript</text:h>
      <text:p text:style-name="P1">Изучение основ JavaScript, включая переменные, типы данных, операторы и структуры управления потоком (условия, циклы). Понимание синтаксиса и основных конструкций языка.</text:p>
      <text:h text:style-name="P2" text:outline-level="4">4.2. Управление DOM (Document Object Model)</text:h>
      <text:p text:style-name="P1">Погружение в DOM и его использование для динамического изменения содержимого веб-страницы. Манипуляции с элементами DOM, добавление, удаление и изменение элементов.</text:p>
      <text:h text:style-name="P2" text:outline-level="4">4.3. Обработка событий</text:h>
      <text:p text:style-name="P1">Понимание событий в JavaScript и их обработка для реакции на действия пользователя. Рассмотрение различных типов событий и методов их обработки.</text:p>
      <text:h text:style-name="P2" text:outline-level="4">4.4. Функции и объекты</text:h>
      <text:p text:style-name="P1">Изучение функций, их определение, вызов и параметры. Понимание объектно-ориентированной природы JavaScript, создание объектов, методов и свойств.</text:p>
      <text:h text:style-name="P2" text:outline-level="4">4.5. Асинхронное программирование</text:h>
      <text:p text:style-name="P1">Подробное изучение асинхронности в JavaScript, включая использование промисов, async/await для работы с асинхронными операциями. Рассмотрение колбэков и их роль в асинхронном коде.</text:p>
      <text:h text:style-name="P2" text:outline-level="4">4.6. Работа с API и AJAX</text:h>
      <text:p text:style-name="P1">Обсуждение работы с внешними данными через API и использование AJAX для асинхронной передачи данных между клиентом и сервером.</text:p>
      <text:h text:style-name="P2" text:outline-level="4">4.7. Практические примеры и задания</text:h>
      <text:p text:style-name="P1">Использование практических примеров и задач для закрепления материала, включая создание интерактивных элементов на веб-странице, отправку запросов на сервер и обработку ответов.</text:p>
      <text:h text:style-name="P2" text:outline-level="4">4.8. Архитектурные шаблоны и лучшие практики</text:h>
      <text:p text:style-name="P1">Рассмотрение различных архитектурных шаблонов в JavaScript (например, MVC, MVVM) и лучших практик разработки для поддержания чистоты кода, его модульности и масштабируемости.</text:p>
      <text:p text:style-name="P1">Эта глава предоставляет фундаментальные знания по JavaScript, необходимые для профессиональной веб-разработки. Покрывая не только основы языка, но и продвинутые концепции, такие как работа с DOM, асинхронное программирование, работа с API и архитектурные шаблоны, она позволяет разработчикам создавать более динамичные и функциональные веб-приложения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18:07.24</dc:date>
    <meta:document-statistic meta:table-count="0" meta:image-count="0" meta:object-count="0" meta:page-count="1" meta:paragraph-count="18" meta:word-count="239" meta:character-count="1893"/>
    <dc:creator>Dima Wide</dc:creator>
    <meta:user-defined meta:name="Info 1"/>
    <meta:user-defined meta:name="Info 2"/>
    <meta:user-defined meta:name="Info 3"/>
    <meta:user-defined meta:name="Info 4"/>
  </office:meta>
</office:document-meta>
</file>